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wViewDoc.performFinish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NewViewDoc.run( IProgressMonitor moni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ewViewDoc.throwCore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ewViewDoc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ewViewDoc.doFinish( String containerName , String fileName , IProgressMonitor monit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NewViewDoc.addP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ewViewDoc.init( IWorkbench workbench , IStructuredSelection se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ViewDoc.createFile( IResource resource , String fileName , IProgressMonitor moni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NewViewDoc.NewView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